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19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65.71pt" draw:caption-point-x="-11.54pt" draw:caption-point-y="-1065.43pt">
              <dc:date>2024-07-12T00:00:00</dc:date>
              <text:p text:style-name="P1">link https://sites.google.com/view/selfiestationphotoboothrental/home</text:p>
              <text:p text:style-name="P1"><text:tab/>-Erin Edwards</text:p>
              <text:p text:style-name="P1">----</text:p>
              <text:p text:style-name="P1">document pub https://docs.google.com/document/d/1u9Ddv4Azsyr-tmF8k9s32gg3i2vcWoVG2u_7bxuenNE/pub</text:p>
              <text:p text:style-name="P1"/>
              <text:p text:style-name="P1"><text:s/>document view https://docs.google.com/document/d/1u9Ddv4Azsyr-tmF8k9s32gg3i2vcWoVG2u_7bxuenNE/view</text:p>
              <text:p text:style-name="P1"/>
              <text:p text:style-name="P1"><text:s/>document https://docs.google.com/document/d/1BzotPT9fw1ryFDJZWrf2jbZZIqd-F7W7pVr9l7JN7iw/edit?usp=sharing</text:p>
              <text:p text:style-name="P1"/>
              <text:p text:style-name="P1"><text:s/>document pub https://docs.google.com/document/d/1BzotPT9fw1ryFDJZWrf2jbZZIqd-F7W7pVr9l7JN7iw/pub</text:p>
              <text:p text:style-name="P1"/>
              <text:p text:style-name="P1"><text:s/>document view https://docs.google.com/document/d/1BzotPT9fw1ryFDJZWrf2jbZZIqd-F7W7pVr9l7JN7iw/view</text:p>
              <text:p text:style-name="P1"/>
              <text:p text:style-name="P1"><text:s/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/>
              <text:p text:style-name="P1"><text:s/>link https://sites.google.com/view/selfiestationphotoboothrental/home</text:p>
              <text:p text:style-name="P1"/>
              <text:p text:style-name="P1"><text:s/>document https://docs.google.com/document/d/1VRt3mrG-OLMBJPBH4soZz8vf03gcE8l2bk15LSPVKw0/edit?usp=sharing</text:p>
              <text:p text:style-name="P1"/>
              <text:p text:style-name="P1"><text:s/>document pub https://docs.google.com/document/d/1VRt3mrG-OLMBJPBH4soZz8vf03gcE8l2bk15LSPVKw0/pub</text:p>
              <text:p text:style-name="P1"/>
              <text:p text:style-name="P1"><text:s/>document view https://docs.google.com/document/d/1VRt3mrG-OLMBJPBH4soZz8vf03gcE8l2bk15LSPVKw0/view</text:p>
              <text:p text:style-name="P1"/>
              <text:p text:style-name="P1"><text:s/>document https://docs.google.com/document/d/1wPwMYpfvHPVQsPJm-p69UHkx5z_0tc-IVaQVxgEmV9I/edit?usp=sharing</text:p>
              <text:p text:style-name="P1"/>
              <text:p text:style-name="P1"><text:s/>document pub https://docs.google.com/document/d/1wPwMYpfvHPVQsPJm-p69UHkx5z_0tc-IVaQVxgEmV9I/pub</text:p>
              <text:p text:style-name="P1"/>
              <text:p text:style-name="P1"><text:s/>document view https://docs.google.com/document/d/1wPwMYpfvHPVQsPJm-p69UHkx5z_0tc-IVaQVxgEmV9I/view</text:p>
              <text:p text:style-name="P1"/>
              <text:p text:style-name="P1"><text:s/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><text:tab/>-Erin Edwards</text:p>
              <text:p text:style-name="P1">----</text:p>
              <text:p text:style-name="P1"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/>
              <text:p text:style-name="P1"><text:s/>link https://sites.google.com/view/selfiestationphotoboothrental/home</text:p>
              <text:p text:style-name="P1"/>
              <text:p text:style-name="P1"><text:s/>document https://docs.google.com/document/d/1XzhYy2Wg9gopl_-9J3kOe2Tvz_41yQlo_RGFPnpa2e4/edit?usp=sharing</text:p>
              <text:p text:style-name="P1"/>
              <text:p text:style-name="P1"><text:s/>document pub https://docs.google.com/document/d/1XzhYy2Wg9gopl_-9J3kOe2Tvz_41yQlo_RGFPnpa2e4/pub</text:p>
              <text:p text:style-name="P1"/>
              <text:p text:style-name="P1"><text:s/>document view https://docs.google.com/document/d/1XzhYy2Wg9gopl_-9J3kOe2Tvz_41yQlo_RGFPnpa2e4/view</text:p>
              <text:p text:style-name="P1"/>
              <text:p text:style-name="P1"><text:s/>document https://docs.google.com/document/d/1pR5YcnyCM8HhVvU5mR-MFMrQpNYtLC5kOSsQ9ztIAPI/edit?usp=sharing</text:p>
              <text:p text:style-name="P1"/>
              <text:p text:style-name="P1"><text:s/>document pub https://docs.google.com/document/d/1pR5YcnyCM8HhVvU5mR-MFMrQpNYtLC5kOSsQ9ztIAPI/pub</text:p>
              <text:p text:style-name="P1"/>
              <text:p text:style-name="P1"><text:s/>document view https://docs.google.com/document/d/1pR5YcnyCM8HhVvU5mR-MFMrQpNYtLC5kOSsQ9ztIAPI/view</text:p>
              <text:p text:style-name="P1"/>
              <text:p text:style-name="P1"><text:s/>document https://docs.google.com/document/d/1CGN8Pu8YAxG34DOoFXwf_NlrFaULuTFTXTpaJNGUG_k/edit?usp=sharing</text:p>
              <text:p text:style-name="P1"/>
              <text:p text:style-name="P1"><text:s/>document pub https://docs.google.com/document/d/1CGN8Pu8YAxG34DOoFXwf_NlrFaULuTFTXTpaJNGUG_k/pub</text:p>
              <text:p text:style-name="P1"/>
              <text:p text:style-name="P1"><text:s/>document view https://docs.google.com/document/d/1CGN8Pu8YAxG34DOoFXwf_NlrFaULuTFTXTpaJNGUG_k/view</text:p>
              <text:p text:style-name="P1"/>
              <text:p text:style-name="P1"><text:s/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/>
              <text:p text:style-name="P1"><text:s/>link https://sites.google.com/view/selfiestationphotoboothrental/home</text:p>
              <text:p text:style-name="P1"/>
              <text:p text:style-name="P1"><text:s/>document https://docs.google.com/document/d/1ggdXc2vlwS3eAEHBhkbB_U4L23pzdAJkR_7Bm5wlyvc/edit?usp=sharing</text:p>
              <text:p text:style-name="P1"/>
              <text:p text:style-name="P1"><text:s/>document pub https://docs.google.com/document/d/1ggdXc2vlwS3eAEHBhkbB_U4L23pzdAJkR_7Bm5wlyvc/pub</text:p>
              <text:p text:style-name="P1"/>
              <text:p text:style-name="P1"><text:s/>document view https://docs.google.com/document/d/1ggdXc2vlwS3eAEHBhkbB_U4L23pzdAJkR_7Bm5wlyvc/view</text:p>
              <text:p text:style-name="P1"/>
              <text:p text:style-name="P1"><text:s/>document https://docs.google.com/document/d/1u9Ddv4Azsyr-tmF8k9s32gg3i2vcWoVG2u_7bxuenNE/edit?usp=sharing</text:p>
              <text:p text:style-name="P1"><text:tab/>-Erin Edwards</text:p>
              <text:p text:style-name="P1">----</text:p>
              <text:p text:style-name="P1">document view https://docs.google.com/document/d/14RWKpNBSco4MjZzpSLEXkLn-kp1kt2nvAHrN_662ing/view</text:p>
              <text:p text:style-name="P1"/>
              <text:p text:style-name="P1"><text:s/>document https://docs.google.com/document/d/1Sa1UH-xZZ86IRRoyF_NMFkTTGhnLOehkhrgItBEeqiI/edit?usp=sharing</text:p>
              <text:p text:style-name="P1"/>
              <text:p text:style-name="P1"><text:s/>document pub https://docs.google.com/document/d/1Sa1UH-xZZ86IRRoyF_NMFkTTGhnLOehkhrgItBEeqiI/pub</text:p>
              <text:p text:style-name="P1"/>
              <text:p text:style-name="P1"><text:s/>document view https://docs.google.com/document/d/1Sa1UH-xZZ86IRRoyF_NMFkTTGhnLOehkhrgItBEeqiI/view</text:p>
              <text:p text:style-name="P1"/>
              <text:p text:style-name="P1"><text:s/>document https://docs.google.com/document/d/1TGmrA3S0MJqarlifZXAmU2iTW8wrgCWDR1E-IghYGfE/edit?usp=sharing</text:p>
              <text:p text:style-name="P1"/>
              <text:p text:style-name="P1"><text:s/>document pub https://docs.google.com/document/d/1TGmrA3S0MJqarlifZXAmU2iTW8wrgCWDR1E-IghYGfE/pub</text:p>
              <text:p text:style-name="P1"/>
              <text:p text:style-name="P1"><text:s/>document view https://docs.google.com/document/d/1TGmrA3S0MJqarlifZXAmU2iTW8wrgCWDR1E-IghYGfE/view</text:p>
              <text:p text:style-name="P1"/>
              <text:p text:style-name="P1"><text:s/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/>
              <text:p text:style-name="P1"><text:s/>link https://sites.google.com/view/selfiestationphotoboothrental/home</text:p>
              <text:p text:style-name="P1"/>
              <text:p text:style-name="P1"><text:s/>document https://docs.google.com/document/d/1xeCmm3y5ODfUcaMVtOhviVrgum8BiZVN88i14GtXAfU/edit?usp=sharing</text:p>
              <text:p text:style-name="P1"/>
              <text:p text:style-name="P1"><text:s/>document pub https://docs.google.com/document/d/1xeCmm3y5ODfUcaMVtOhviVrgum8BiZVN88i14GtXAfU/pub</text:p>
              <text:p text:style-name="P1"/>
              <text:p text:style-name="P1"><text:s/>document view https://docs.google.com/document/d/1xeCmm3y5ODfUcaMVtOhviVrgum8BiZVN88i14GtXAfU/view</text:p>
              <text:p text:style-name="P1"/>
              <text:p text:style-name="P1"><text:s/>document https://docs.google.com/document/d/16DDXVAjZ3eu4bH4uM2om8sNBmW8ts5odphcGieFrKZA/edit?usp=sharing</text:p>
              <text:p text:style-name="P1"/>
              <text:p text:style-name="P1"><text:s/>document pub https://docs.google.com/document/d/16DDXVAjZ3eu4bH4uM2om8sNBmW8ts5odphcGieFrKZA/pub</text:p>
              <text:p text:style-name="P1"/>
              <text:p text:style-name="P1"><text:s/>document view https://docs.google.com/document/d/16DDXVAjZ3eu4bH4uM2om8sNBmW8ts5odphcGieFrKZA/view</text:p>
              <text:p text:style-name="P1"/>
              <text:p text:style-name="P1"><text:s/>document https://docs.google.com/document/d/1CekUZ3J9rwbQ43MN1DOpvTFVFVT8AwC1LHRgLrRMRmY/edit?usp=sharing</text:p>
              <text:p text:style-name="P1"/>
              <text:p text:style-name="P1"><text:s/>document pub https://docs.google.com/document/d/1CekUZ3J9rwbQ43MN1DOpvTFVFVT8AwC1LHRgLrRMRmY/pub</text:p>
              <text:p text:style-name="P1"/>
              <text:p text:style-name="P1"><text:s/>document view https://docs.google.com/document/d/1CekUZ3J9rwbQ43MN1DOpvTFVFVT8AwC1LHRgLrRMRmY/view</text:p>
              <text:p text:style-name="P1"><text:tab/>-Erin Edwards</text:p>
              <text:p text:style-name="P1">----</text:p>
              <text:p text:style-name="P1">document pub https://docs.google.com/document/d/1fZ-fw-YWoblSS59CTjQYeb66texxlkoiD-fX9J6orEk/pub</text:p>
              <text:p text:style-name="P1"/>
              <text:p text:style-name="P1"><text:s/>document view https://docs.google.com/document/d/1fZ-fw-YWoblSS59CTjQYeb66texxlkoiD-fX9J6orEk/view</text:p>
              <text:p text:style-name="P1"/>
              <text:p text:style-name="P1"><text:s/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/>
              <text:p text:style-name="P1"><text:s/>link https://sites.google.com/view/selfiestationphotoboothrental/home</text:p>
              <text:p text:style-name="P1"/>
              <text:p text:style-name="P1"><text:s/>document https://docs.google.com/document/d/1cCY_DTZ3vQeEqOmDNZVY9lFmov8zMyw-T7nT_dTs5Ck/edit?usp=sharing</text:p>
              <text:p text:style-name="P1"/>
              <text:p text:style-name="P1"><text:s/>document pub https://docs.google.com/document/d/1cCY_DTZ3vQeEqOmDNZVY9lFmov8zMyw-T7nT_dTs5Ck/pub</text:p>
              <text:p text:style-name="P1"/>
              <text:p text:style-name="P1"><text:s/>document view https://docs.google.com/document/d/1cCY_DTZ3vQeEqOmDNZVY9lFmov8zMyw-T7nT_dTs5Ck/view</text:p>
              <text:p text:style-name="P1"/>
              <text:p text:style-name="P1"><text:s/>document https://docs.google.com/document/d/1ormrx54SI-Hd7-ym8qDUad9dZBU1IYj_EVwtV7Iuly4/edit?usp=sharing</text:p>
              <text:p text:style-name="P1"/>
              <text:p text:style-name="P1"><text:s/>document pub https://docs.google.com/document/d/1ormrx54SI-Hd7-ym8qDUad9dZBU1IYj_EVwtV7Iuly4/pub</text:p>
              <text:p text:style-name="P1"/>
              <text:p text:style-name="P1"><text:s/>document view https://docs.google.com/document/d/1ormrx54SI-Hd7-ym8qDUad9dZBU1IYj_EVwtV7Iuly4/view</text:p>
              <text:p text:style-name="P1"/>
              <text:p text:style-name="P1"><text:s/>document https://docs.google.com/document/d/1ze6bt_UdzzPCtTJHLblC1JYxBVn9uxkcdiXdHTaHIW0/edit?usp=sharing</text:p>
              <text:p text:style-name="P1"/>
              <text:p text:style-name="P1"><text:s/>document pub https://docs.google.com/document/d/1ze6bt_UdzzPCtTJHLblC1JYxBVn9uxkcdiXdHTaHIW0/pub</text:p>
              <text:p text:style-name="P1"/>
              <text:p text:style-name="P1"><text:s/>document view https://docs.google.com/document/d/1ze6bt_UdzzPCtTJHLblC1JYxBVn9uxkcdiXdHTaHIW0/view</text:p>
              <text:p text:style-name="P1"/>
              <text:p text:style-name="P1"><text:s/>link https://sites.google.com/view/miniselfiestationboothforrent/home</text:p>
              <text:p text:style-name="P1"/>
              <text:p text:style-name="P1"><text:s/>link https://sites.google.com/view/photo-booth-forrentlosangeles/home</text:p>
              <text:p text:style-name="P1"/>
              <text:p text:style-name="P1"><text:s/>link https://sites.google.com/view/roamingphotoboothirvine/home</text:p>
              <text:p text:style-name="P1"/>
              <text:p text:style-name="P1"><text:s/>link https://sites.google.com/view/roamingphotographerphotobooth/home</text:p>
              <text:p text:style-name="P1"/>
              <text:p text:style-name="P1"><text:s/>link https://sites.google.com/view/selfiestationphotoboothrental/home</text:p>
              <text:p text:style-name="P1"/>
              <text:p text:style-name="P1"><text:s/>document https://docs.google.com/document/d/14RWKpNBSco4MjZzpSLEXkLn-kp1kt2nvAHrN_662ing/edit?usp=sharing</text:p>
              <text:p text:style-name="P1"/>
              <text:p text:style-name="P1"><text:s/>document pub https://docs.google.com/document/d/14RWKpNBSco4MjZzpSLEXkLn-kp1kt2nvAHrN_662ing/pub</text:p>
              <text:p text:style-name="P1"><text:tab/>-Erin Edwards</text:p>
              <text:p text:style-name="P1">----</text:p>
              <text:p text:style-name="P1">Calendar - All Day Event https://www.google.com/calendar/event?eid=NGo2a2o2anRmcjdmbTloazByZzRocTl0Y2cgNzlkNDA5YjM5ZGJlNzkyMDgwYmVjZmQ2YWNlOWE0MTJhZTllM2UxYzc2Nzc1ZDg2OGEzOTdkNzM5ODQ3ZDVmOUBncm91cC5jYWxlbmRhci5nb29nbGUuY29t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/>
              <text:p text:style-name="P1"><text:s/>video https://youtube.com/shorts/qQoPCFKxJzE</text:p>
              <text:p text:style-name="P1"/>
              <text:p text:style-name="P1"><text:s/>sheet https://docs.google.com/spreadsheets/d/13jnu58DQ4TmjkLaS11PJ6Ofblu9LEdpzMJ9uHvdCHNo/edit#gid=0</text:p>
              <text:p text:style-name="P1"/>
              <text:p text:style-name="P1"><text:s/>sheet https://docs.google.com/spreadsheets/d/13jnu58DQ4TmjkLaS11PJ6Ofblu9LEdpzMJ9uHvdCHNo/edit#gid=593720194</text:p>
              <text:p text:style-name="P1"/>
              <text:p text:style-name="P1"><text:s/>sheet https://docs.google.com/spreadsheets/d/13jnu58DQ4TmjkLaS11PJ6Ofblu9LEdpzMJ9uHvdCHNo/edit#gid=749249559</text:p>
              <text:p text:style-name="P1"/>
              <text:p text:style-name="P1"><text:s/>sheet https://docs.google.com/spreadsheets/d/13jnu58DQ4TmjkLaS11PJ6Ofblu9LEdpzMJ9uHvdCHNo/edit#gid=940005080</text:p>
              <text:p text:style-name="P1"/>
              <text:p text:style-name="P1"><text:s/>sheet https://docs.google.com/spreadsheets/d/13jnu58DQ4TmjkLaS11PJ6Ofblu9LEdpzMJ9uHvdCHNo/edit#gid=1352028500</text:p>
              <text:p text:style-name="P1"/>
              <text:p text:style-name="P1"><text:s/>folder HTML https://drive.google.com/drive/folders/1KYBKtwKP1jM4rqEEwqktixglJZUa9qb1?usp=sharing</text:p>
              <text:p text:style-name="P1"/>
              <text:p text:style-name="P1"><text:s/>HTML https://drive.google.com/file/d/1DocaZKrD7-7OcPS8BKEh8AGUcwBaIsUW/view?usp=sharing</text:p>
              <text:p text:style-name="P1"/>
              <text:p text:style-name="P1"><text:s/>folder Microsoft Files https://drive.google.com/drive/folders/1j1c9JSazZEwmTzusrnl1TfH83JpW8jeC?usp=sharing</text:p>
              <text:p text:style-name="P1"/>
              <text:p text:style-name="P1"><text:s/>document https://docs.google.com/document/d/1s6nJIUX2ZQJEuQAUMH-OiUHbeSv5hv346JHnYR2oYIs/edit?usp=sharing</text:p>
              <text:p text:style-name="P1"/>
              <text:p text:style-name="P1"><text:s/>document pub https://docs.google.com/document/d/1s6nJIUX2ZQJEuQAUMH-OiUHbeSv5hv346JHnYR2oYIs/pub</text:p>
              <text:p text:style-name="P1"/>
              <text:p text:style-name="P1"><text:s/>document view https://docs.google.com/document/d/1s6nJIUX2ZQJEuQAUMH-OiUHbeSv5hv346JHnYR2oYIs/view</text:p>
              <text:p text:style-name="P1"/>
              <text:p text:style-name="P1"><text:s/>document https://docs.google.com/document/d/1KfjRK9M3fm266wXYpTDT874oKqj2EZLsfVel_NuVCmE/edit?usp=sharing</text:p>
              <text:p text:style-name="P1"/>
              <text:p text:style-name="P1"><text:s/>document pub https://docs.google.com/document/d/1KfjRK9M3fm266wXYpTDT874oKqj2EZLsfVel_NuVCmE/pub</text:p>
              <text:p text:style-name="P1"/>
              <text:p text:style-name="P1"><text:s/>document view https://docs.google.com/document/d/1KfjRK9M3fm266wXYpTDT874oKqj2EZLsfVel_NuVCmE/view</text:p>
              <text:p text:style-name="P1"/>
              <text:p text:style-name="P1"><text:s/>document https://docs.google.com/document/d/1fZ-fw-YWoblSS59CTjQYeb66texxlkoiD-fX9J6orEk/edit?usp=sharing</text:p>
              <text:p text:style-name="P1"><text:tab/>-Erin Edwards</text:p>
              <text:p text:style-name="P1">----</text:p>
              <text:p text:style-name="P1">Calendar - All Day Event https://www.google.com/calendar/event?eid=dTZpM2Y0dmE0YTlpdW5icHU1aTczZjhrdG8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OWRkYjZoOGd2bzAyb2luajEwZTVma28wdGM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Z2w1c2N2MnQ0cmM1ZjJjZDg3YTI0Z2thdnM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ZGEyOGNwYTViMWYycWI0ZmlhbDVxdXFsbzg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amdndm81MXEycWhsZmE1Zm4waDBkbDFwMnM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MTZiYW9obWlodDdrbHN1N3VzM2g0dGZmYjA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aWZpN2JuaGtlODcxYzZiczZvbDFiZnZqMTg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cjdvZjlibzRlcGFsZ2xmc2FrMGU5dTRtNXM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Y2hjOGx2OXZiZ3E1Y2ZqZXN2cjhuNmd1NnMgNzlkNDA5YjM5ZGJlNzkyMDgwYmVjZmQ2YWNlOWE0MTJhZTllM2UxYzc2Nzc1ZDg2OGEzOTdkNzM5ODQ3ZDVmOUBncm91cC5jYWxlbmRhci5nb29nbGUuY29t</text:p>
              <text:p text:style-name="P1"><text:tab/>-Erin Edwards</text:p>
              <text:p text:style-name="P1">----</text:p>
              <text:p text:style-name="P1">document pub https://docs.google.com/document/d/1n0HCr0l25gVV4zSZPsSsIhtnItqf_j4ggrMBxUJc6KI/pub</text:p>
              <text:p text:style-name="P1"/>
              <text:p text:style-name="P1"><text:s/>document view https://docs.google.com/document/d/1n0HCr0l25gVV4zSZPsSsIhtnItqf_j4ggrMBxUJc6KI/view</text:p>
              <text:p text:style-name="P1"/>
              <text:p text:style-name="P1"><text:s/>presentation https://docs.google.com/presentation/d/1omZfPZpLqkkfKEpmLXuacDwC3k3_y9KXzcAjWvejsPA/edit?usp=sharing</text:p>
              <text:p text:style-name="P1"/>
              <text:p text:style-name="P1"><text:s/>presentation pub https://docs.google.com/presentation/d/1omZfPZpLqkkfKEpmLXuacDwC3k3_y9KXzcAjWvejsPA/pub?start=true&amp;loop=true&amp;delayms=3000</text:p>
              <text:p text:style-name="P1"/>
              <text:p text:style-name="P1"><text:s/>presentation view https://docs.google.com/presentation/d/1omZfPZpLqkkfKEpmLXuacDwC3k3_y9KXzcAjWvejsPA/view</text:p>
              <text:p text:style-name="P1"/>
              <text:p text:style-name="P1"><text:s/>presentation html https://docs.google.com/presentation/d/1omZfPZpLqkkfKEpmLXuacDwC3k3_y9KXzcAjWvejsPA/htmlpresent</text:p>
              <text:p text:style-name="P1"/>
              <text:p text:style-name="P1"><text:s/>calendar https://calendar.google.com/calendar/embed?src=79d409b39dbe792080becfd6ace9a412ae9e3e1c76775d868a397d739847d5f9@group.calendar.google.com</text:p>
              <text:p text:style-name="P1"/>
              <text:p text:style-name="P1"><text:s/>Calendar - All Day Event https://www.google.com/calendar/event?eid=cDNvcDl2Z2MyNGJqNHV2MXBtZDN0ZW9scGc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ZjZ0NG03aGI5Z3Z2YWRkcHRpMG5jM2Nwdjg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bWlyam0zdmRpamVkNjRzbW5tM2w4czhyODA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bzA5NGhpbjBpNHN2bmExOGVodWxiYzNndDQgNzlkNDA5YjM5ZGJlNzkyMDgwYmVjZmQ2YWNlOWE0MTJhZTllM2UxYzc2Nzc1ZDg2OGEzOTdkNzM5ODQ3ZDVmOUBncm91cC5jYWxlbmRhci5nb29nbGUuY29t</text:p>
              <text:p text:style-name="P1"/>
              <text:p text:style-name="P1"><text:s/>Calendar - All Day Event https://www.google.com/calendar/event?eid=bmtscGt2amI1NjAxOWl1b2pwbDU2cGtzazggNzlkNDA5YjM5ZGJlNzkyMDgwYmVjZmQ2YWNlOWE0MTJhZTllM2UxYzc2Nzc1ZDg2OGEzOTdkNzM5ODQ3ZDVmOU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luckyfrogphotoboothrental/home</text:p>
              <text:p text:style-name="P1"/>
              <text:p text:style-name="P1"><text:s/>folder top https://drive.google.com/drive/folders/14TJTVuPwHcdr-8cmZP4CO1PWKWi1yhHZ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yNmuG2x8IL5M9ACxkRSepKc1ORYBPiAC?usp=sharing</text:p>
              <text:p text:style-name="P1"/>
              <text:p text:style-name="P1"><text:s/>folder photos https://drive.google.com/drive/folders/13YXSJOBglS0RTvaZG16aksBuE-NeaiIh?usp=sharing</text:p>
              <text:p text:style-name="P1"/>
              <text:p text:style-name="P1"><text:s/>folder pdfs https://drive.google.com/drive/folders/1BJ12kPsqBT685XTCg-fso1yEpEnkmcxx?usp=sharing</text:p>
              <text:p text:style-name="P1"/>
              <text:p text:style-name="P1"><text:s/>folder slides https://drive.google.com/drive/folders/1AEC-t4zTc6-zGThDzVj5Oo0sbivCvV_d?usp=sharing</text:p>
              <text:p text:style-name="P1"/>
              <text:p text:style-name="P1"><text:s/>photo https://drive.google.com/file/d/1lSfPxOpU-9OEItPfbPjodDBfwL71oXNj/view?usp=sharing</text:p>
              <text:p text:style-name="P1"/>
              <text:p text:style-name="P1"><text:s/>photo https://drive.google.com/file/d/1DY3YhIloaer00nKdyTaveqBJ4rCMVkyj/view?usp=sharing</text:p>
              <text:p text:style-name="P1"/>
              <text:p text:style-name="P1"><text:s/>photo https://drive.google.com/file/d/1fRqvTWCfTTt5C8UB1thVf-_8tcJCzOp3/view?usp=sharing</text:p>
              <text:p text:style-name="P1"/>
              <text:p text:style-name="P1"><text:s/>photo https://drive.google.com/file/d/1tUpYsxb6tN_P_2jlRm8yDcGjwxwAE61Y/view?usp=sharing</text:p>
              <text:p text:style-name="P1"/>
              <text:p text:style-name="P1"><text:s/>spreadsheet https://docs.google.com/spreadsheets/d/13jnu58DQ4TmjkLaS11PJ6Ofblu9LEdpzMJ9uHvdCHNo/edit?usp=sharing</text:p>
              <text:p text:style-name="P1"/>
              <text:p text:style-name="P1"><text:s/>spreadsheet key https://docs.google.com/spreadsheet/pub?key=13jnu58DQ4TmjkLaS11PJ6Ofblu9LEdpzMJ9uHvdCHNo</text:p>
              <text:p text:style-name="P1"/>
              <text:p text:style-name="P1"><text:s/>spreadsheet pubhtml https://docs.google.com/spreadsheets/d/13jnu58DQ4TmjkLaS11PJ6Ofblu9LEdpzMJ9uHvdCHNo/pubhtml</text:p>
              <text:p text:style-name="P1"/>
              <text:p text:style-name="P1"><text:s/>spreadsheet pub https://docs.google.com/spreadsheets/d/13jnu58DQ4TmjkLaS11PJ6Ofblu9LEdpzMJ9uHvdCHNo/pub</text:p>
              <text:p text:style-name="P1"/>
              <text:p text:style-name="P1"><text:s/>spreadsheet view https://docs.google.com/spreadsheets/d/13jnu58DQ4TmjkLaS11PJ6Ofblu9LEdpzMJ9uHvdCHNo/view</text:p>
              <text:p text:style-name="P1"/>
              <text:p text:style-name="P1"><text:s/>form https://docs.google.com/forms/d/1oSKiHKw1NJnLthinmovFY5RdrOg_sH9XBJW-Z6XpEd0/edit?usp=sharing</text:p>
              <text:p text:style-name="P1"/>
              <text:p text:style-name="P1"><text:s/>drawing https://docs.google.com/drawings/d/16u2B7FUskbPgIqQ7ysmg2db_lyLI_ihyySCYJZkqlt8/edit?usp=sharing</text:p>
              <text:p text:style-name="P1"/>
              <text:p text:style-name="P1"><text:s/>image https://drive.google.com/file/d/1tpnxuW89TUi11jKtDR9JDr08CDxHmMk0/view?usp=drivesdk</text:p>
              <text:p text:style-name="P1"/>
              <text:p text:style-name="P1"><text:s/>image link https://sites.google.com/view/aitransformphotobooth/home</text:p>
              <text:p text:style-name="P1"/>
              <text:p text:style-name="P1"><text:s/>document https://docs.google.com/document/d/1n0HCr0l25gVV4zSZPsSsIhtnItqf_j4ggrMBxUJc6KI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cDNvcDl2Z2MyNGJqNHV2MXBtZDN0ZW9scGcgNzlkNDA5YjM5ZGJlNzkyMDgwYmVjZmQ2YWNlOWE0MTJhZTllM2UxYzc2Nzc1ZDg2OGEzOTdkNzM5ODQ3ZDVmOUBncm91cC5jYWxlbmRhci5nb29nbGUuY29t" xlink:type="simple">https://www.google.com/calendar/event?eid=cDNvcDl2Z2MyNGJqNHV2MXBtZDN0ZW9scGc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jZ0NG03aGI5Z3Z2YWRkcHRpMG5jM2NwdjggNzlkNDA5YjM5ZGJlNzkyMDgwYmVjZmQ2YWNlOWE0MTJhZTllM2UxYzc2Nzc1ZDg2OGEzOTdkNzM5ODQ3ZDVmOUBncm91cC5jYWxlbmRhci5nb29nbGUuY29t" xlink:type="simple">https://www.google.com/calendar/event?eid=ZjZ0NG03aGI5Z3Z2YWRkcHRpMG5jM2Nwdjg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Wlyam0zdmRpamVkNjRzbW5tM2w4czhyODAgNzlkNDA5YjM5ZGJlNzkyMDgwYmVjZmQ2YWNlOWE0MTJhZTllM2UxYzc2Nzc1ZDg2OGEzOTdkNzM5ODQ3ZDVmOUBncm91cC5jYWxlbmRhci5nb29nbGUuY29t" xlink:type="simple">https://www.google.com/calendar/event?eid=bWlyam0zdmRpamVkNjRzbW5tM2w4czhyODA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zA5NGhpbjBpNHN2bmExOGVodWxiYzNndDQgNzlkNDA5YjM5ZGJlNzkyMDgwYmVjZmQ2YWNlOWE0MTJhZTllM2UxYzc2Nzc1ZDg2OGEzOTdkNzM5ODQ3ZDVmOUBncm91cC5jYWxlbmRhci5nb29nbGUuY29t" xlink:type="simple">https://www.google.com/calendar/event?eid=bzA5NGhpbjBpNHN2bmExOGVodWxiYzNndDQ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mtscGt2amI1NjAxOWl1b2pwbDU2cGtzazggNzlkNDA5YjM5ZGJlNzkyMDgwYmVjZmQ2YWNlOWE0MTJhZTllM2UxYzc2Nzc1ZDg2OGEzOTdkNzM5ODQ3ZDVmOUBncm91cC5jYWxlbmRhci5nb29nbGUuY29t" xlink:type="simple">https://www.google.com/calendar/event?eid=bmtscGt2amI1NjAxOWl1b2pwbDU2cGtzazg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TZpM2Y0dmE0YTlpdW5icHU1aTczZjhrdG8gNzlkNDA5YjM5ZGJlNzkyMDgwYmVjZmQ2YWNlOWE0MTJhZTllM2UxYzc2Nzc1ZDg2OGEzOTdkNzM5ODQ3ZDVmOUBncm91cC5jYWxlbmRhci5nb29nbGUuY29t" xlink:type="simple">https://www.google.com/calendar/event?eid=dTZpM2Y0dmE0YTlpdW5icHU1aTczZjhrdG8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OWRkYjZoOGd2bzAyb2luajEwZTVma28wdGMgNzlkNDA5YjM5ZGJlNzkyMDgwYmVjZmQ2YWNlOWE0MTJhZTllM2UxYzc2Nzc1ZDg2OGEzOTdkNzM5ODQ3ZDVmOUBncm91cC5jYWxlbmRhci5nb29nbGUuY29t" xlink:type="simple">https://www.google.com/calendar/event?eid=OWRkYjZoOGd2bzAyb2luajEwZTVma28wdGM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2w1c2N2MnQ0cmM1ZjJjZDg3YTI0Z2thdnMgNzlkNDA5YjM5ZGJlNzkyMDgwYmVjZmQ2YWNlOWE0MTJhZTllM2UxYzc2Nzc1ZDg2OGEzOTdkNzM5ODQ3ZDVmOUBncm91cC5jYWxlbmRhci5nb29nbGUuY29t" xlink:type="simple">https://www.google.com/calendar/event?eid=Z2w1c2N2MnQ0cmM1ZjJjZDg3YTI0Z2thdnM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GEyOGNwYTViMWYycWI0ZmlhbDVxdXFsbzggNzlkNDA5YjM5ZGJlNzkyMDgwYmVjZmQ2YWNlOWE0MTJhZTllM2UxYzc2Nzc1ZDg2OGEzOTdkNzM5ODQ3ZDVmOUBncm91cC5jYWxlbmRhci5nb29nbGUuY29t" xlink:type="simple">https://www.google.com/calendar/event?eid=ZGEyOGNwYTViMWYycWI0ZmlhbDVxdXFsbzg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mdndm81MXEycWhsZmE1Zm4waDBkbDFwMnMgNzlkNDA5YjM5ZGJlNzkyMDgwYmVjZmQ2YWNlOWE0MTJhZTllM2UxYzc2Nzc1ZDg2OGEzOTdkNzM5ODQ3ZDVmOUBncm91cC5jYWxlbmRhci5nb29nbGUuY29t" xlink:type="simple">https://www.google.com/calendar/event?eid=amdndm81MXEycWhsZmE1Zm4waDBkbDFwMnM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MTZiYW9obWlodDdrbHN1N3VzM2g0dGZmYjAgNzlkNDA5YjM5ZGJlNzkyMDgwYmVjZmQ2YWNlOWE0MTJhZTllM2UxYzc2Nzc1ZDg2OGEzOTdkNzM5ODQ3ZDVmOUBncm91cC5jYWxlbmRhci5nb29nbGUuY29t" xlink:type="simple">https://www.google.com/calendar/event?eid=MTZiYW9obWlodDdrbHN1N3VzM2g0dGZmYjA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WZpN2JuaGtlODcxYzZiczZvbDFiZnZqMTggNzlkNDA5YjM5ZGJlNzkyMDgwYmVjZmQ2YWNlOWE0MTJhZTllM2UxYzc2Nzc1ZDg2OGEzOTdkNzM5ODQ3ZDVmOUBncm91cC5jYWxlbmRhci5nb29nbGUuY29t" xlink:type="simple">https://www.google.com/calendar/event?eid=aWZpN2JuaGtlODcxYzZiczZvbDFiZnZqMTg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jdvZjlibzRlcGFsZ2xmc2FrMGU5dTRtNXMgNzlkNDA5YjM5ZGJlNzkyMDgwYmVjZmQ2YWNlOWE0MTJhZTllM2UxYzc2Nzc1ZDg2OGEzOTdkNzM5ODQ3ZDVmOUBncm91cC5jYWxlbmRhci5nb29nbGUuY29t" xlink:type="simple">https://www.google.com/calendar/event?eid=cjdvZjlibzRlcGFsZ2xmc2FrMGU5dTRtNXM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2hjOGx2OXZiZ3E1Y2ZqZXN2cjhuNmd1NnMgNzlkNDA5YjM5ZGJlNzkyMDgwYmVjZmQ2YWNlOWE0MTJhZTllM2UxYzc2Nzc1ZDg2OGEzOTdkNzM5ODQ3ZDVmOUBncm91cC5jYWxlbmRhci5nb29nbGUuY29t" xlink:type="simple">https://www.google.com/calendar/event?eid=Y2hjOGx2OXZiZ3E1Y2ZqZXN2cjhuNmd1NnM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Go2a2o2anRmcjdmbTloazByZzRocTl0Y2cgNzlkNDA5YjM5ZGJlNzkyMDgwYmVjZmQ2YWNlOWE0MTJhZTllM2UxYzc2Nzc1ZDg2OGEzOTdkNzM5ODQ3ZDVmOUBncm91cC5jYWxlbmRhci5nb29nbGUuY29t" xlink:type="simple">https://www.google.com/calendar/event?eid=NGo2a2o2anRmcjdmbTloazByZzRocTl0Y2cgNzlkNDA5YjM5ZGJlNzkyMDgwYmVjZmQ2YWNlOWE0MTJhZTllM2UxYzc2Nzc1ZDg2OGEzOTdkNzM5ODQ3ZDVmOU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